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PT Mono" svg:font-family="'PT Mon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 Mono1" svg:font-family="'PT Mono'"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612be"/>
    </style:style>
    <style:style style:name="P2" style:family="paragraph" style:parent-style-name="Standard">
      <style:paragraph-properties fo:text-align="justify" style:justify-single-word="false"/>
      <style:text-properties officeooo:rsid="00013810" officeooo:paragraph-rsid="00013810"/>
    </style:style>
    <style:style style:name="P3" style:family="paragraph" style:parent-style-name="Standard">
      <style:paragraph-properties fo:text-align="justify" style:justify-single-word="false"/>
      <style:text-properties officeooo:rsid="00013810" officeooo:paragraph-rsid="00051f51"/>
    </style:style>
    <style:style style:name="P4" style:family="paragraph" style:parent-style-name="Standard">
      <style:paragraph-properties fo:text-align="justify" style:justify-single-word="false"/>
      <style:text-properties officeooo:rsid="00013810" officeooo:paragraph-rsid="000612be"/>
    </style:style>
    <style:style style:name="P5" style:family="paragraph" style:parent-style-name="Standard">
      <style:text-properties officeooo:paragraph-rsid="00013810"/>
    </style:style>
    <style:style style:name="P6" style:family="paragraph" style:parent-style-name="Standard">
      <style:paragraph-properties fo:text-align="justify" style:justify-single-word="false"/>
      <style:text-properties officeooo:rsid="000314a9" officeooo:paragraph-rsid="000314a9"/>
    </style:style>
    <style:style style:name="P7" style:family="paragraph" style:parent-style-name="Standard">
      <style:paragraph-properties fo:text-align="justify" style:justify-single-word="false"/>
      <style:text-properties officeooo:rsid="0004f603" officeooo:paragraph-rsid="0004f603"/>
    </style:style>
    <style:style style:name="P8" style:family="paragraph" style:parent-style-name="Standard">
      <style:paragraph-properties fo:text-align="justify" style:justify-single-word="false"/>
      <style:text-properties officeooo:rsid="00051f51" officeooo:paragraph-rsid="00051f51"/>
    </style:style>
    <style:style style:name="P9" style:family="paragraph" style:parent-style-name="Standard">
      <style:paragraph-properties fo:text-align="justify" style:justify-single-word="false"/>
      <style:text-properties officeooo:rsid="000612be" officeooo:paragraph-rsid="000612be"/>
    </style:style>
    <style:style style:name="P10" style:family="paragraph" style:parent-style-name="Standard">
      <style:paragraph-properties fo:text-align="justify" style:justify-single-word="false"/>
      <style:text-properties officeooo:rsid="000612be" officeooo:paragraph-rsid="000a7501"/>
    </style:style>
    <style:style style:name="P11" style:family="paragraph" style:parent-style-name="Standard">
      <style:paragraph-properties fo:text-align="justify" style:justify-single-word="false"/>
      <style:text-properties officeooo:rsid="000612be" officeooo:paragraph-rsid="001a03a3"/>
    </style:style>
    <style:style style:name="P12" style:family="paragraph" style:parent-style-name="Standard">
      <style:paragraph-properties fo:text-align="justify" style:justify-single-word="false"/>
      <style:text-properties officeooo:rsid="000a7501" officeooo:paragraph-rsid="000a7501"/>
    </style:style>
    <style:style style:name="P13" style:family="paragraph" style:parent-style-name="Standard">
      <style:paragraph-properties fo:text-align="justify" style:justify-single-word="false"/>
      <style:text-properties officeooo:rsid="0013d774" officeooo:paragraph-rsid="0013d774"/>
    </style:style>
    <style:style style:name="P14" style:family="paragraph" style:parent-style-name="Standard">
      <style:paragraph-properties fo:text-align="justify" style:justify-single-word="false"/>
      <style:text-properties officeooo:rsid="00171eb3" officeooo:paragraph-rsid="00171eb3"/>
    </style:style>
    <style:style style:name="P15" style:family="paragraph" style:parent-style-name="Standard">
      <style:paragraph-properties fo:text-align="justify" style:justify-single-word="false"/>
      <style:text-properties officeooo:rsid="00184524" officeooo:paragraph-rsid="00184524"/>
    </style:style>
    <style:style style:name="P16" style:family="paragraph" style:parent-style-name="Standard">
      <style:paragraph-properties fo:text-align="justify" style:justify-single-word="false"/>
      <style:text-properties officeooo:rsid="00192b69" officeooo:paragraph-rsid="00192b69"/>
    </style:style>
    <style:style style:name="P17" style:family="paragraph" style:parent-style-name="Standard">
      <style:paragraph-properties fo:text-align="justify" style:justify-single-word="false"/>
      <style:text-properties officeooo:rsid="0019f671" officeooo:paragraph-rsid="0019f671"/>
    </style:style>
    <style:style style:name="P18" style:family="paragraph" style:parent-style-name="Standard">
      <style:paragraph-properties fo:text-align="justify" style:justify-single-word="false"/>
      <style:text-properties officeooo:rsid="001e4402" officeooo:paragraph-rsid="001e4402"/>
    </style:style>
    <style:style style:name="P19" style:family="paragraph" style:parent-style-name="Standard">
      <style:paragraph-properties fo:margin-left="0in" fo:margin-right="0in" fo:text-indent="0.5in" style:auto-text-indent="false"/>
      <style:text-properties officeooo:paragraph-rsid="00013810"/>
    </style:style>
    <style:style style:name="P20" style:family="paragraph" style:parent-style-name="Standard">
      <style:paragraph-properties fo:margin-left="0in" fo:margin-right="0in" fo:text-align="start" style:justify-single-word="false" fo:text-indent="0in" style:auto-text-indent="false"/>
    </style:style>
    <style:style style:name="P21" style:family="paragraph" style:parent-style-name="Standard">
      <style:paragraph-properties fo:margin-left="0in" fo:margin-right="0in" fo:text-align="start" style:justify-single-word="false" fo:text-indent="0in" style:auto-text-indent="false"/>
      <style:text-properties officeooo:paragraph-rsid="0013d774"/>
    </style:style>
    <style:style style:name="P22" style:family="paragraph" style:parent-style-name="Standard">
      <style:paragraph-properties fo:margin-left="0in" fo:margin-right="0in" fo:text-align="start" style:justify-single-word="false" fo:text-indent="0in" style:auto-text-indent="false"/>
      <style:text-properties officeooo:paragraph-rsid="00146187"/>
    </style:style>
    <style:style style:name="P23" style:family="paragraph" style:parent-style-name="Standard">
      <style:paragraph-properties fo:margin-left="0in" fo:margin-right="0in" fo:text-align="start" style:justify-single-word="false" fo:text-indent="0in" style:auto-text-indent="false"/>
      <style:text-properties officeooo:paragraph-rsid="0014f5e9"/>
    </style:style>
    <style:style style:name="P24" style:family="paragraph" style:parent-style-name="Standard">
      <style:paragraph-properties fo:margin-left="0in" fo:margin-right="0in" fo:text-align="start" style:justify-single-word="false" fo:text-indent="0in" style:auto-text-indent="false"/>
      <style:text-properties officeooo:paragraph-rsid="00184524"/>
    </style:style>
    <style:style style:name="P25" style:family="paragraph" style:parent-style-name="Standard">
      <style:paragraph-properties fo:margin-left="0in" fo:margin-right="0in" fo:text-align="start" style:justify-single-word="false" fo:text-indent="0in" style:auto-text-indent="false"/>
      <style:text-properties officeooo:paragraph-rsid="001f0d64"/>
    </style:style>
    <style:style style:name="P26"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27" style:family="paragraph" style:parent-style-name="Heading_20_2">
      <style:paragraph-properties fo:text-align="justify" style:justify-single-word="false"/>
      <style:text-properties officeooo:paragraph-rsid="00013810"/>
    </style:style>
    <style:style style:name="P28" style:family="paragraph" style:parent-style-name="Heading_20_2">
      <style:paragraph-properties fo:text-align="justify" style:justify-single-word="false"/>
      <style:text-properties officeooo:rsid="00013810" officeooo:paragraph-rsid="000612be"/>
    </style:style>
    <style:style style:name="P29" style:family="paragraph" style:parent-style-name="Heading_20_2">
      <style:paragraph-properties fo:text-align="justify" style:justify-single-word="false"/>
      <style:text-properties officeooo:rsid="00192b69" officeooo:paragraph-rsid="00192b69"/>
    </style:style>
    <style:style style:name="P30" style:family="paragraph" style:parent-style-name="Heading_20_2">
      <style:paragraph-properties fo:text-align="justify" style:justify-single-word="false" fo:break-before="page"/>
      <style:text-properties officeooo:rsid="00013810" officeooo:paragraph-rsid="000314a9"/>
    </style:style>
    <style:style style:name="P31" style:family="paragraph" style:parent-style-name="Heading_20_2">
      <style:paragraph-properties fo:text-align="justify" style:justify-single-word="false" fo:break-before="page"/>
      <style:text-properties officeooo:rsid="000612be" officeooo:paragraph-rsid="000a7501"/>
    </style:style>
    <style:style style:name="T1" style:family="text">
      <style:text-properties fo:language="pt" fo:country="BR"/>
    </style:style>
    <style:style style:name="T2" style:family="text">
      <style:text-properties fo:language="pt" fo:country="BR" officeooo:rsid="0004f603"/>
    </style:style>
    <style:style style:name="T3" style:family="text">
      <style:text-properties fo:language="pt" fo:country="BR" officeooo:rsid="00051f51"/>
    </style:style>
    <style:style style:name="T4" style:family="text">
      <style:text-properties fo:language="pt" fo:country="BR" officeooo:rsid="000612be"/>
    </style:style>
    <style:style style:name="T5" style:family="text">
      <style:text-properties fo:language="pt" fo:country="BR" officeooo:rsid="000c574b"/>
    </style:style>
    <style:style style:name="T6" style:family="text">
      <style:text-properties fo:language="pt" fo:country="BR" officeooo:rsid="000c92aa"/>
    </style:style>
    <style:style style:name="T7" style:family="text">
      <style:text-properties fo:language="pt" fo:country="BR" officeooo:rsid="000daf6c"/>
    </style:style>
    <style:style style:name="T8" style:family="text">
      <style:text-properties fo:language="pt" fo:country="BR" officeooo:rsid="000de303"/>
    </style:style>
    <style:style style:name="T9" style:family="text">
      <style:text-properties fo:language="pt" fo:country="BR" officeooo:rsid="000fda97"/>
    </style:style>
    <style:style style:name="T10" style:family="text">
      <style:text-properties fo:language="pt" fo:country="BR" officeooo:rsid="001177cb"/>
    </style:style>
    <style:style style:name="T11" style:family="text">
      <style:text-properties fo:language="pt" fo:country="BR" officeooo:rsid="001293ae"/>
    </style:style>
    <style:style style:name="T12" style:family="text">
      <style:text-properties fo:language="pt" fo:country="BR" officeooo:rsid="0013d774"/>
    </style:style>
    <style:style style:name="T13" style:family="text">
      <style:text-properties fo:language="pt" fo:country="BR" officeooo:rsid="00184524"/>
    </style:style>
    <style:style style:name="T14" style:family="text">
      <style:text-properties fo:language="pt" fo:country="BR" fo:font-weight="bold" style:font-weight-asian="bold" style:font-weight-complex="bold"/>
    </style:style>
    <style:style style:name="T15" style:family="text">
      <style:text-properties fo:language="pt" fo:country="BR" fo:font-weight="bold" officeooo:rsid="00184524" style:font-weight-asian="bold" style:font-weight-complex="bold"/>
    </style:style>
    <style:style style:name="T16" style:family="text">
      <style:text-properties fo:language="pt" fo:country="BR" fo:font-weight="bold" officeooo:rsid="000daf6c" style:font-weight-asian="bold" style:font-weight-complex="bold"/>
    </style:style>
    <style:style style:name="T17" style:family="text">
      <style:text-properties fo:language="pt" fo:country="BR" fo:font-weight="bold" officeooo:rsid="000de303" style:font-weight-asian="bold" style:font-weight-complex="bold"/>
    </style:style>
    <style:style style:name="T18" style:family="text">
      <style:text-properties fo:language="pt" fo:country="BR" fo:font-weight="bold" officeooo:rsid="001c261d" style:font-weight-asian="bold" style:font-weight-complex="bold"/>
    </style:style>
    <style:style style:name="T19" style:family="text">
      <style:text-properties fo:language="pt" fo:country="BR" fo:font-weight="bold" officeooo:rsid="0004f603" style:font-weight-asian="bold" style:font-weight-complex="bold"/>
    </style:style>
    <style:style style:name="T20" style:family="text">
      <style:text-properties fo:language="pt" fo:country="BR" fo:font-weight="bold" officeooo:rsid="000612be" style:font-weight-asian="bold" style:font-weight-complex="bold"/>
    </style:style>
    <style:style style:name="T21" style:family="text">
      <style:text-properties fo:language="pt" fo:country="BR" fo:font-weight="normal" style:font-weight-asian="normal" style:font-weight-complex="normal"/>
    </style:style>
    <style:style style:name="T22" style:family="text">
      <style:text-properties fo:language="pt" fo:country="BR" officeooo:rsid="001a03a3"/>
    </style:style>
    <style:style style:name="T23" style:family="text">
      <style:text-properties fo:language="pt" fo:country="BR" officeooo:rsid="000a7501"/>
    </style:style>
    <style:style style:name="T24" style:family="text">
      <style:text-properties fo:language="pt" fo:country="BR" officeooo:rsid="001c261d"/>
    </style:style>
    <style:style style:name="T25" style:family="text">
      <style:text-properties fo:language="pt" fo:country="BR" officeooo:rsid="001d0dfc"/>
    </style:style>
    <style:style style:name="T26" style:family="text">
      <style:text-properties fo:language="pt" fo:country="BR" officeooo:rsid="001e18f1"/>
    </style:style>
    <style:style style:name="T27" style:family="text">
      <style:text-properties fo:language="pt" fo:country="BR" officeooo:rsid="001e2867"/>
    </style:style>
    <style:style style:name="T28" style:family="text">
      <style:text-properties fo:language="pt" fo:country="BR" officeooo:rsid="001f0d64"/>
    </style:style>
    <style:style style:name="T29" style:family="text">
      <style:text-properties fo:color="#7030a0" style:font-name="PT Mono" fo:font-size="12pt" fo:language="pt" fo:country="BR" fo:font-style="italic" style:font-name-asian="PT Mono1" style:font-size-asian="12pt" style:font-style-asian="italic" style:font-name-complex="PT Mono1"/>
    </style:style>
    <style:style style:name="T30" style:family="text">
      <style:text-properties fo:color="#7030a0" style:font-name="PT Mono" fo:font-size="12pt" fo:font-style="italic" style:font-name-asian="PT Mono1" style:font-size-asian="12pt" style:font-style-asian="italic" style:font-name-complex="PT Mono1"/>
    </style:style>
    <style:style style:name="T31" style:family="text">
      <style:text-properties fo:color="#7030a0" style:font-name="PT Mono" fo:font-size="12pt" fo:font-style="italic" officeooo:rsid="00051f51" style:font-name-asian="PT Mono1" style:font-size-asian="12pt" style:font-style-asian="italic" style:font-name-complex="PT Mono1"/>
    </style:style>
    <style:style style:name="T32" style:family="text">
      <style:text-properties fo:color="#000000" style:font-name="PT Mono" fo:font-size="12pt" fo:font-style="italic" style:font-name-asian="PT Mono1" style:font-size-asian="12pt" style:font-style-asian="italic" style:font-name-complex="PT Mono1"/>
    </style:style>
    <style:style style:name="T33" style:family="text">
      <style:text-properties fo:color="#000000" style:font-name="PT Mono" fo:font-size="12pt" fo:font-style="italic" officeooo:rsid="00013810" style:font-name-asian="PT Mono1" style:font-size-asian="12pt" style:font-style-asian="italic" style:font-name-complex="PT Mono1"/>
    </style:style>
    <style:style style:name="T34" style:family="text">
      <style:text-properties fo:color="#000000" style:font-name="PT Mono" fo:font-size="12pt" fo:font-style="italic" officeooo:rsid="0004f603" style:font-name-asian="PT Mono1" style:font-size-asian="12pt" style:font-style-asian="italic" style:font-name-complex="PT Mono1"/>
    </style:style>
    <style:style style:name="T35" style:family="text">
      <style:text-properties fo:color="#000000" style:font-name="PT Mono" fo:font-size="12pt" fo:font-style="italic" officeooo:rsid="001a03a3" style:font-name-asian="PT Mono1" style:font-size-asian="12pt" style:font-style-asian="italic" style:font-name-complex="PT Mono1"/>
    </style:style>
    <style:style style:name="T36" style:family="text">
      <style:text-properties fo:color="#000000" style:font-name="PT Mono" fo:font-size="12pt" fo:font-style="italic" officeooo:rsid="001e7cb4" style:font-name-asian="PT Mono1" style:font-size-asian="12pt" style:font-style-asian="italic" style:font-name-complex="PT Mono1"/>
    </style:style>
    <style:style style:name="T37" style:family="text">
      <style:text-properties fo:color="#000000" style:font-name="Monospace" fo:font-size="10pt" style:font-size-asian="10pt"/>
    </style:style>
    <style:style style:name="T38" style:family="text">
      <style:text-properties fo:color="#000000" style:font-name="Monospace" fo:font-size="10pt" officeooo:rsid="00146187" style:font-size-asian="10pt"/>
    </style:style>
    <style:style style:name="T39" style:family="text">
      <style:text-properties fo:color="#000000" style:font-name="Monospace" fo:font-size="10pt" officeooo:rsid="0013d774" style:font-size-asian="10pt"/>
    </style:style>
    <style:style style:name="T40" style:family="text">
      <style:text-properties fo:color="#000000" style:font-name="Monospace" fo:font-size="10pt" officeooo:rsid="001f0d64" style:font-size-asian="10pt"/>
    </style:style>
    <style:style style:name="T41" style:family="text">
      <style:text-properties fo:color="#000000" style:font-name="Monospace" fo:font-size="10pt" fo:font-weight="normal" style:font-size-asian="10pt" style:font-weight-asian="normal" style:font-weight-complex="normal"/>
    </style:style>
    <style:style style:name="T42" style:family="text">
      <style:text-properties fo:color="#000000" style:font-name="Monospace" fo:font-size="10pt" fo:font-weight="normal" officeooo:rsid="00146187" style:font-size-asian="10pt" style:font-weight-asian="normal" style:font-weight-complex="normal"/>
    </style:style>
    <style:style style:name="T43" style:family="text">
      <style:text-properties fo:color="#cc7832" style:font-name="Monospace" fo:font-size="10pt" fo:font-weight="bold" style:font-size-asian="10pt" style:font-weight-asian="bold"/>
    </style:style>
    <style:style style:name="T44" style:family="text">
      <style:text-properties fo:color="#cc7832" style:font-name="Monospace" fo:font-size="10pt" fo:font-weight="bold" officeooo:rsid="0013d774" style:font-size-asian="10pt" style:font-weight-asian="bold"/>
    </style:style>
    <style:style style:name="T45" style:family="text">
      <style:text-properties fo:color="#cc7832" style:font-name="Monospace" fo:font-size="10pt" fo:font-weight="bold" style:font-size-asian="10pt" style:font-weight-asian="bold" style:font-weight-complex="normal"/>
    </style:style>
    <style:style style:name="T46" style:family="text">
      <style:text-properties fo:color="#d9e8f7" style:font-name="Monospace" fo:font-size="10pt" style:font-size-asian="10pt"/>
    </style:style>
    <style:style style:name="T47" style:family="text">
      <style:text-properties fo:color="#66e1f8" style:font-name="Monospace" fo:font-size="10pt" officeooo:rsid="0013d774" style:font-size-asian="10pt"/>
    </style:style>
    <style:style style:name="T48" style:family="text">
      <style:text-properties fo:color="#66e1f8" style:font-name="Monospace" fo:font-size="10pt" officeooo:rsid="00146187" style:font-size-asian="10pt"/>
    </style:style>
    <style:style style:name="T49" style:family="text">
      <style:text-properties fo:color="#66e1f8" style:font-name="Monospace" fo:font-size="10pt" officeooo:rsid="001f0d64" style:font-size-asian="10pt"/>
    </style:style>
    <style:style style:name="T50" style:family="text">
      <style:text-properties fo:color="#e6e6fa" style:font-name="Monospace" fo:font-size="10pt" style:font-size-asian="10pt"/>
    </style:style>
    <style:style style:name="T51" style:family="text">
      <style:text-properties fo:color="#6897bb" style:font-name="Monospace" fo:font-size="10pt" officeooo:rsid="0013d774" style:font-size-asian="10pt"/>
    </style:style>
    <style:style style:name="T52" style:family="text">
      <style:text-properties fo:color="#6897bb" style:font-name="Monospace" fo:font-size="10pt" officeooo:rsid="00146187" style:font-size-asian="10pt"/>
    </style:style>
    <style:style style:name="T53" style:family="text">
      <style:text-properties fo:color="#6897bb" style:font-name="Monospace" fo:font-size="10pt" officeooo:rsid="001f0d64" style:font-size-asian="10pt"/>
    </style:style>
    <style:style style:name="T54" style:family="text">
      <style:text-properties fo:color="#1eb540" style:font-name="Monospace" fo:font-size="10pt" fo:font-weight="bold" style:font-size-asian="10pt" style:font-weight-asian="bold"/>
    </style:style>
    <style:style style:name="T55" style:family="text">
      <style:text-properties fo:color="#80f2f6" style:font-name="Monospace" fo:font-size="10pt" style:font-size-asian="10pt"/>
    </style:style>
    <style:style style:name="T56" style:family="text">
      <style:text-properties fo:color="#79abff" style:font-name="Monospace" fo:font-size="10pt" style:font-size-asian="10pt"/>
    </style:style>
    <style:style style:name="T57" style:family="text">
      <style:text-properties fo:color="#79abff" style:font-name="Monospace" fo:font-size="10pt" officeooo:rsid="0013d774" style:font-size-asian="10pt"/>
    </style:style>
    <style:style style:name="T58" style:family="text">
      <style:text-properties fo:color="#79abff" style:font-name="Monospace" fo:font-size="10pt" officeooo:rsid="001f0d64" style:font-size-asian="10pt"/>
    </style:style>
    <style:style style:name="T59" style:family="text">
      <style:text-properties fo:color="#0000cc" style:font-name="Monospace" fo:font-size="10pt" style:font-size-asian="10pt"/>
    </style:style>
    <style:style style:name="T60" style:family="text">
      <style:text-properties fo:color="#0000cc" style:font-name="Monospace" fo:font-size="10pt" officeooo:rsid="0013d774" style:font-size-asian="10pt"/>
    </style:style>
    <style:style style:name="T61" style:family="text">
      <style:text-properties fo:color="#0000cc" style:font-name="Monospace" fo:font-size="10pt" officeooo:rsid="00146187" style:font-size-asian="10pt"/>
    </style:style>
    <style:style style:name="T62" style:family="text">
      <style:text-properties fo:color="#0000cc" style:font-name="Monospace" fo:font-size="10pt" fo:font-weight="normal" style:font-size-asian="10pt" style:font-weight-asian="normal" style:font-weight-complex="normal"/>
    </style:style>
    <style:style style:name="T63" style:family="text">
      <style:text-properties fo:color="#dd4814" style:font-name="Monospace" fo:font-size="10pt" officeooo:rsid="0013d774" style:font-size-asian="10pt"/>
    </style:style>
    <style:style style:name="T64" style:family="text">
      <style:text-properties fo:color="#dd4814" style:font-name="Monospace" fo:font-size="10pt" fo:font-weight="bold" officeooo:rsid="0013d774" style:font-size-asian="10pt" style:font-weight-asian="bold" style:font-weight-complex="bold"/>
    </style:style>
    <style:style style:name="T65" style:family="text">
      <style:text-properties officeooo:rsid="001845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Dicksiano Carvalho Melo</text:h>
      <text:p text:style-name="P16">P2 CES28 - COMP19</text:p>
      <text:h text:style-name="P27" text:outline-level="2"><text:span text:style-name="T1">QUESTÃO 1</text:span></text:h>
      <text:p text:style-name="P2"><text:span text:style-name="T1">a) </text:span></text:p>
      <text:p text:style-name="P2"><text:span text:style-name="T1">A LoD afirma que uma classe deve acessar apenas:</text:span></text:p>
      <text:p text:style-name="P2"><text:span text:style-name="T1"><text:tab/>1) Objetos passados como <text:s/>parâmetro</text:span></text:p>
      <text:p text:style-name="P2"><text:span text:style-name="T1"><text:tab/>2) Objetos instanciados pela própria classe</text:span></text:p>
      <text:p text:style-name="P2"><text:span text:style-name="T1"><text:tab/></text:span><text:span text:style-name="T9">3) Objetos d</text:span><text:span text:style-name="T10">a mesma classe</text:span></text:p>
      <text:p text:style-name="P2"><text:span text:style-name="T1"><text:tab/></text:span><text:span text:style-name="T9">4</text:span><text:span text:style-name="T1">) Objetos que sejam </text:span><text:span text:style-name="T11">atributos </text:span><text:span text:style-name="T1">dessa classe</text:span></text:p>
      <text:p text:style-name="P2"/>
      <text:p text:style-name="P5"><text:span text:style-name="T30">void processTransaction(BankAccount acct, int value) {</text:span></text:p>
      <text:p text:style-name="P19"><text:span text:style-name="T30">Person *who;</text:span></text:p>
      <text:p text:style-name="P19"><text:span text:style-name="T30">Money amt;</text:span></text:p>
      <text:p text:style-name="P19"><text:span text:style-name="T30">amt.setValue(value); </text:span><text:span text:style-name="T33">// amt é instanciado por processTransaction e value é passado como parâmetro</text:span></text:p>
      <text:p text:style-name="P19"><text:span text:style-name="T30">acct.setBalance(amt); </text:span><text:span text:style-name="T32">// </text:span><text:span text:style-name="T33">acct é passado como parâmetro e <text:s/>amt é instanciado por processTransaction</text:span></text:p>
      <text:p text:style-name="P19"><text:span text:style-name="T30">who = acct.getOwner(); </text:span><text:span text:style-name="T32">// </text:span><text:span text:style-name="T33">Violação! Está acessando um objeto da classe Person encapsulado dentro de BankAccount</text:span></text:p>
      <text:p text:style-name="P19"><text:span text:style-name="T30">// saves log of all transactions</text:span></text:p>
      <text:p text:style-name="P19"><text:span text:style-name="T30">logService(who-&gt;name(), SET_BALANCE); </text:span><text:span text:style-name="T32">// </text:span><text:span text:style-name="T33">Violação! Está acessando um objeto (provável que name() seja string </text:span><text:span text:style-name="T34">que é nativa de Java, aí não teria problema</text:span><text:span text:style-name="T33">) encapsulado dentro da classe Person </text:span></text:p>
      <text:p text:style-name="P2"><text:span text:style-name="T29">}</text:span></text:p>
      <text:p text:style-name="P2"/>
      <text:p text:style-name="P2"><text:span text:style-name="T1"/></text:p>
      <text:p text:style-name="P2"><text:span text:style-name="T1">b)</text:span></text:p>
      <text:p text:style-name="P2"/>
      <text:p text:style-name="P5"><text:span text:style-name="T30">void processTransaction(BankAccount acct, int value, </text:span><text:span text:style-name="T31">string name</text:span><text:span text:style-name="T30">) {</text:span></text:p>
      <text:p text:style-name="P19"><text:span text:style-name="T30">Money amt;</text:span></text:p>
      <text:p text:style-name="P19"><text:span text:style-name="T30">amt.setValue(value);</text:span></text:p>
      <text:p text:style-name="P19"><text:span text:style-name="T30">acct.setBalance(amt);</text:span></text:p>
      <text:p text:style-name="P19"><text:span text:style-name="T30">// saves log of all transactions</text:span></text:p>
      <text:p text:style-name="P19"><text:span text:style-name="T30">logService(name, SET_BALANCE); </text:span><text:span text:style-name="T32">// </text:span><text:span text:style-name="T35">o nome já é passado como parâmetro</text:span></text:p>
      <text:p text:style-name="P19"><text:span text:style-name="T35"><text:tab/><text:tab/><text:tab/><text:tab/><text:tab/> <text:s text:c="5"/>// </text:span><text:span text:style-name="T36">Não precisa saber da existência da <text:tab/><text:tab/><text:tab/><text:tab/><text:tab/><text:tab/><text:tab/> <text:s text:c="5"/>// classe Person</text:span></text:p>
      <text:p text:style-name="P2"><text:span text:style-name="T29">}</text:span></text:p>
      <text:p text:style-name="P2"/>
      <text:p text:style-name="P2"/>
      <text:p text:style-name="P2"/>
      <text:p text:style-name="P2"/>
      <text:p text:style-name="P2"/>
      <text:p text:style-name="P2"/>
      <text:p text:style-name="P2"><text:span text:style-name="T29"/></text:p>
      <text:p text:style-name="P3"><text:soft-page-break/><text:span text:style-name="T1">c)</text:span></text:p>
      <text:p text:style-name="P3"><text:span text:style-name="T3">Nesse caso, não há mais dependência com a classe Person. Imagine que BankAccount </text:span><text:span text:style-name="T28">seja modificada e </text:span><text:span text:style-name="T3">não possua mais uma entidade Person e sim uma entidade IPerson (que pode ser implementada por uma pessoa física ou uma pessoa jurídica, por exemplo), não haveria problema, pois não mais acoplamento com essa classe, apenas com o nome desse objeto que faz-se sempre necessário, uma vez que uma BankAccount deve ser relacionada com algo (uma empresa, por exemplo) ou com alguém (pessoa física), mas em ambos os casos (algo ou alguém) essa entidade precisa de um nome para ser identificado.</text:span></text:p>
      <text:p text:style-name="P3"/>
      <text:p text:style-name="P17"><text:span text:style-name="T3">O</text:span><text:span text:style-name="T1">utra modificação seria alterar a classe BankAccount para que o método setBalance() pudesse receber ou a classe Money ou um int. Assim, não seria necessário criar a variável “amt” e, dessa forma, o método processTransaction não iria mais depender da classe Money, diminuindo ainda mais o acoplamento.</text:span></text:p>
      <text:p text:style-name="P3"><text:span text:style-name="T3"/></text:p>
      <text:p text:style-name="P2"><text:span text:style-name="T1">d)</text:span></text:p>
      <text:p text:style-name="P8"><text:span text:style-name="T1">Claramemente houve diminuição do acoplamento </text:span><text:span text:style-name="T7">(</text:span><text:span text:style-name="T16">Low Co</text:span><text:span text:style-name="T17">u</text:span><text:span text:style-name="T16">pling</text:span><text:span text:style-name="T7">) </text:span><text:span text:style-name="T1">, pois não </text:span><text:span text:style-name="T13">há mais a </text:span><text:span text:style-name="T1">necessidade de conhecimento da classe Person para que o método funcione. </text:span><text:span text:style-name="T24">Além disso, processTransaction() não tem mais responsabilidade de criar a instância “who”, diminuindo sua responsabilidade e tornando-a mais coesa (</text:span><text:span text:style-name="T18">High Cohesion</text:span><text:span text:style-name="T24">).</text:span></text:p>
      <text:p text:style-name="P2"/>
      <text:p text:style-name="P2"/>
      <text:p text:style-name="P2"/>
      <text:p text:style-name="P2"/>
      <text:p text:style-name="P2"/>
      <text:p text:style-name="P2"/>
      <text:p text:style-name="P2"/>
      <text:p text:style-name="P2"/>
      <text:p text:style-name="P2"/>
      <text:p text:style-name="P2"/>
      <text:h text:style-name="P30" text:outline-level="2"><text:span text:style-name="T1">QUESTÃO 2</text:span></text:h>
      <text:p text:style-name="P6"><text:span text:style-name="T1">a) <text:s/></text:span><text:span text:style-name="T14">Item II</text:span></text:p>
      <text:p text:style-name="P6"/>
      <text:p text:style-name="P6"><text:span text:style-name="T1">Deve-se criar um novo teste que não irá passar no estado atual do software ( RED! ). Depois disso, segue o TDD: fazer o código cumprir essa funcionalidade e, desse modo , o teste passa (GREEN!) e refatora se possível/necessário.</text:span></text:p>
      <text:p text:style-name="P6"/>
      <text:p text:style-name="P6"><text:span text:style-name="T1">b) <text:s/></text:span><text:span text:style-name="T14">Verdadeiro!</text:span><text:span text:style-name="T1"> </text:span></text:p>
      <text:p text:style-name="P6"/>
      <text:p text:style-name="P6"><text:span text:style-name="T1">Espera-se que o software continue funcionando para os testes mais antigos. Caso contrário, há quebra no modelo unidirecional do TDD</text:span></text:p>
      <text:p text:style-name="P6"/>
      <text:p text:style-name="P6"><text:span text:style-name="T1">c) </text:span><text:span text:style-name="T14">Verdadeiro, com ressalva</text:span></text:p>
      <text:p text:style-name="P6"/>
      <text:p text:style-name="P6"><text:span text:style-name="T1">Depende, pode ser que as funcionalidades já implementadas não precisem ser mudadas, apenas funcionalidades futuras. Por exemplo, imagine 5 funcionalidades: 1, 2, 3 ,4 e 5 (nesta ordem!). Já implementamos 1 e 2. Percebe-se que seria melhor fazer 1, 2, 5, 4 e 3. Como ainda não houve inicio da implementação de 3, 4 ou 5, ocorreira apenas um reprojeto, mas isso não quebraria a lógica do TDD (Red → Green → Refactor). Porém, digamos que 3 e 4 já estam implementados e a mudança no projeto cause <text:s/>que os testes de 3 parem de funcionar. Nesse caso, testes que passavam pararam de funcionar e houve quebra na sequência do TDD.</text:span></text:p>
      <text:p text:style-name="P6"/>
      <text:p text:style-name="P6"><text:span text:style-name="T1">O que não ficou claro para mim no enunciado foi se ocorreria quebra no TDD </text:span><text:span text:style-name="T11">como no segundo exemplo</text:span><text:span text:style-name="T1"> ou não.</text:span></text:p>
      <text:p text:style-name="P6"/>
      <text:p text:style-name="P6"><text:span text:style-name="T1">d)</text:span></text:p>
      <text:p text:style-name="P6"><text:span text:style-name="T1"><text:s/></text:span><text:span text:style-name="T19">I</text:span><text:span text:style-name="T2"> – Sim, é válido utilizar os testes para entende</text:span><text:span text:style-name="T26">r</text:span><text:span text:style-name="T2"> o funcionamento do código.</text:span></text:p>
      <text:p text:style-name="P7"><text:span text:style-name="T14">III</text:span><text:span text:style-name="T1"> – Sim, não faz sentido tentar utilizar um teste como documentação se ele for pouco legível.</text:span></text:p>
      <text:p text:style-name="P7"><text:span text:style-name="T14">IV </text:span><text:span text:style-name="T1">– Correto. </text:span><text:span text:style-name="T25">Pode acontecer do programador atualizar um software e não atualizar a documentação e isso poderia causar diversos transtornos ao usuário. Utilizando testes que passam como documentação, o usuário poderia notar que houveram mudanças no software.</text:span></text:p>
      <text:p text:style-name="P7"/>
      <text:p text:style-name="P7"><text:span text:style-name="T1">Itens falsos: </text:span></text:p>
      <text:p text:style-name="P7"><text:span text:style-name="T1">II – Falso, isso não é uma exigência</text:span></text:p>
      <text:p text:style-name="P7"><text:span text:style-name="T1">V – Falso, espera-se que os testes iniciem pelos casos mais simples. A medida que o software evolui, surgir</text:span><text:span text:style-name="T27">ão</text:span><text:span text:style-name="T1"> casos mais complexos. Não é uma exigência que seja conhecido a priori “ todos o comportamento da classe, aos mínimos detalhes, incluindo exatamente como se comportar em todos os casos limite e possíveis exceções”. Até mesmo porque é frequente que novos casos testes especiais tenham sido esquecidos antes de iniciar as implementações e só sejam lembrados após o início das implementações. Seria excelente que tudo estivesse no papel antes de iniciar as implementações, mas na prática isso é pouco viável.</text:span></text:p>
      <text:p text:style-name="P7"><text:span text:style-name="T1">VI – O ideal seria refatorar apenas as novas funcionalidades mais recentes. Porém, se um “mau-cheiro” for detectados apenas em iterações avançadas do TDD deve-se refatorá-lo. Na prática, é pouco viável querer restrintgir refatorações apenas das últimas funcionalidades implementadas.</text:span></text:p>
      <text:p text:style-name="P6"/>
      <text:p text:style-name="P6"><text:span text:style-name="T1"/></text:p>
      <text:p text:style-name="P2"/>
      <text:h text:style-name="P28" text:outline-level="2"><text:soft-page-break/><text:span text:style-name="T1">QUESTÃO 3 - Joãozinho programa um Alarme!</text:span></text:h>
      <text:p text:style-name="P4"/>
      <text:p text:style-name="P9"><text:span text:style-name="T1">a) </text:span></text:p>
      <text:p text:style-name="P9"><text:span text:style-name="T1"/></text:p>
      <text:p text:style-name="P1"><text:span text:style-name="T4">O princípio feri</text:span><text:span text:style-name="T6">d</text:span><text:span text:style-name="T4">o é <text:s/>o </text:span><text:span text:style-name="T20">Dependency Inversion Principle</text:span><text:span text:style-name="T4">. O problema é que Alarme (abstração) depende de Sensor (detalhe). Isso é um </text:span><text:span text:style-name="T5">ruim</text:span><text:span text:style-name="T4">, pois Joaozinho vai ter que primeiramente testar a saída da classe Sensor (esforço desnecessário!) e quando for integrar o sistema real, terá que modificar a classe Alarme. O ideal é que Alarme dependesse de uma Interface, pois seria mais fácil de testar </text:span><text:span text:style-name="T5">mockando a Interface e </text:span><text:span text:style-name="T4">utilizando respostas enlatadas (Stub) e, quando fosse implementar o sistema real, bastaria que o sensor real implementasse a interface utilizada. Desse modo, não haveria nenhuma alteração na classe </text:span><text:span text:style-name="T6">A</text:span><text:span text:style-name="T4">larme </text:span><text:span text:style-name="T6">quando houvesse integração com o sistema real</text:span><text:span text:style-name="T4">.</text:span></text:p>
      <text:p text:style-name="P1"/>
      <text:p text:style-name="P11"><text:span text:style-name="T1">b) <text:s/></text:span><text:span text:style-name="T12">Implementação! </text:span><text:span text:style-name="T23"><text:s/></text:span><text:span text:style-name="T22">Há comentários no código!</text:span></text:p>
      <text:p text:style-name="P9"/>
      <text:p text:style-name="P13"><text:span text:style-name="T1">c)</text:span></text:p>
      <text:p text:style-name="P13"><text:span text:style-name="T43"><text:tab/>private</text:span><text:span text:style-name="T46"> </text:span><text:span text:style-name="T43">final</text:span><text:span text:style-name="T46"> </text:span><text:span text:style-name="T43">double</text:span><text:span text:style-name="T46"> </text:span><text:span text:style-name="T37">_</text:span><text:span text:style-name="T59">LowPressureThreshold;</text:span></text:p>
      <text:p text:style-name="P20"><text:span text:style-name="T46"><text:s text:c="4"/><text:tab/></text:span><text:span text:style-name="T43">private</text:span><text:span text:style-name="T46"> </text:span><text:span text:style-name="T43">final</text:span><text:span text:style-name="T46"> </text:span><text:span text:style-name="T43">double</text:span><text:span text:style-name="T46"> </text:span><text:span text:style-name="T37">_</text:span><text:span text:style-name="T59">HighPressureThreshold</text:span><text:span text:style-name="T37">;</text:span></text:p>
      <text:p text:style-name="P24"><text:span text:style-name="T43"><text:tab/>private </text:span><text:span text:style-name="T41">_</text:span><text:span text:style-name="T62">sensor;</text:span></text:p>
      <text:p text:style-name="P24"><text:span text:style-name="T62"><text:tab/></text:span><text:span text:style-name="T45">private </text:span><text:span text:style-name="T42">_</text:span><text:span text:style-name="T62">alarmOn;<text:tab/></text:span></text:p>
      <text:p text:style-name="P26"/>
      <text:p text:style-name="P21"><text:span text:style-name="T46"><text:s text:c="4"/><text:tab/></text:span><text:span text:style-name="T43">public</text:span><text:span text:style-name="T46"> </text:span><text:span text:style-name="T54">Alarm</text:span><text:span text:style-name="T37">(</text:span><text:span text:style-name="T55">ISensor</text:span><text:span text:style-name="T46"> </text:span><text:span text:style-name="T59">sensor</text:span><text:span text:style-name="T37">,</text:span><text:span text:style-name="T56"> </text:span><text:span text:style-name="T64">double</text:span><text:span text:style-name="T57"> </text:span><text:span text:style-name="T60">LowPressureThreshold</text:span><text:span text:style-name="T39">,</text:span><text:span text:style-name="T47"> </text:span><text:span text:style-name="T64">double</text:span><text:span text:style-name="T63"> </text:span><text:span text:style-name="T60">HighPressureThreshold</text:span><text:span text:style-name="T37">)</text:span><text:span text:style-name="T46"> </text:span><text:span text:style-name="T37">{</text:span></text:p>
      <text:p text:style-name="P20"><text:span text:style-name="T46"><text:s text:c="4"/><text:tab/><text:tab/></text:span><text:span text:style-name="T43">this</text:span><text:span text:style-name="T37">._</text:span><text:span text:style-name="T59">sensor</text:span><text:span text:style-name="T46"> </text:span><text:span text:style-name="T50">=</text:span><text:span text:style-name="T46"> </text:span><text:span text:style-name="T56">sensor</text:span><text:span text:style-name="T50">;</text:span></text:p>
      <text:p text:style-name="P22"><text:span text:style-name="T46"><text:s text:c="4"/><text:tab/><text:tab/></text:span><text:span text:style-name="T43">this</text:span><text:span text:style-name="T38">._</text:span><text:span text:style-name="T59">alarmOn</text:span><text:span text:style-name="T46"> </text:span><text:span text:style-name="T50">=</text:span><text:span text:style-name="T46"> </text:span><text:span text:style-name="T43">false</text:span><text:span text:style-name="T50">;</text:span></text:p>
      <text:p text:style-name="P22"><text:span text:style-name="T50"><text:tab/><text:tab/></text:span><text:span text:style-name="T43">this</text:span><text:span text:style-name="T38">.</text:span><text:span text:style-name="T39">_</text:span><text:span text:style-name="T60">LowPressureThreshold</text:span><text:span text:style-name="T47"> </text:span><text:span text:style-name="T48">= </text:span><text:span text:style-name="T60">LowPressureThreshold</text:span><text:span text:style-name="T39">;</text:span></text:p>
      <text:p text:style-name="P22"><text:span text:style-name="T47"><text:tab/><text:tab/></text:span><text:span text:style-name="T44">this</text:span><text:span text:style-name="T38">._</text:span><text:span text:style-name="T61">HighPressureThreshold</text:span><text:span text:style-name="T48"> = </text:span><text:span text:style-name="T61">HighPressureThreshol</text:span><text:span text:style-name="T38">;</text:span></text:p>
      <text:p text:style-name="P20"><text:span text:style-name="T50"><text:tab/><text:tab/></text:span></text:p>
      <text:p text:style-name="P20"><text:span text:style-name="T46"><text:s text:c="4"/><text:tab/></text:span><text:span text:style-name="T37">}</text:span></text:p>
      <text:p text:style-name="P20"><text:span text:style-name="T37"/></text:p>
      <text:p text:style-name="P20"><text:tab/>// <text:span text:style-name="T65">Construtor default</text:span></text:p>
      <text:p text:style-name="P23"><text:span text:style-name="T37"><text:tab/></text:span><text:span text:style-name="T43">public</text:span><text:span text:style-name="T46"> </text:span><text:span text:style-name="T54">Alarm</text:span><text:span text:style-name="T37">(</text:span><text:span text:style-name="T55">ISensor</text:span><text:span text:style-name="T46"> </text:span><text:span text:style-name="T56">sensor</text:span><text:span text:style-name="T37">)</text:span><text:span text:style-name="T46"> </text:span><text:span text:style-name="T37">{</text:span></text:p>
      <text:p text:style-name="P25"><text:span text:style-name="T46"><text:s text:c="4"/><text:tab/><text:tab/></text:span><text:span text:style-name="T54">Alarm</text:span><text:span text:style-name="T40">(</text:span><text:span text:style-name="T58">sensor</text:span><text:span text:style-name="T40">, </text:span><text:span text:style-name="T51">17</text:span><text:span text:style-name="T39">,</text:span><text:span text:style-name="T51"> </text:span><text:span text:style-name="T53">21</text:span><text:span text:style-name="T40">)</text:span><text:span text:style-name="T39">; // </text:span><text:span text:style-name="T40">Chama o construtor com parametros default</text:span></text:p>
      <text:p text:style-name="P23"><text:span text:style-name="T46"><text:s text:c="4"/><text:tab/></text:span><text:span text:style-name="T37">}</text:span></text:p>
      <text:p text:style-name="P13"><text:span text:style-name="T1"/></text:p>
      <text:p text:style-name="P14"><text:span text:style-name="T1">As pequenas modificações foram:</text:span></text:p>
      <text:p text:style-name="P14"><text:span text:style-name="T1">1) Criar um novo con</text:span><text:span text:style-name="T13">s</text:span><text:span text:style-name="T1">trutor que permita </text:span><text:span text:style-name="T13">que os limites sejam passados na inicialização do objeto. Dessa forma, a classe se torna mais geral, pois com os limites fixos (17 e 21) essa classe só poderia ser utilizada para o mesmo sistema. Com a modificação, a classe Alarm pode ser aplicada em vários outros sistemas com limites diferentes. Caso o usuário não passe os valores no construtor, então são utilizados os valores default (17 e 21). Isso utiliza o princípio </text:span><text:span text:style-name="T15">Open/Closed Principle</text:span><text:span text:style-name="T13">, pois torna a classe aberta para extensões.</text:span></text:p>
      <text:p text:style-name="P14"/>
      <text:p text:style-name="P15"><text:span text:style-name="T13">2</text:span><text:span text:style-name="T1">) Colocar o “_” em todas os atributos privados. Isso facilita a leitura do código.</text:span></text:p>
      <text:p text:style-name="P9"/>
      <text:p text:style-name="P9"/>
      <text:p text:style-name="P9"/>
      <text:p text:style-name="P9"/>
      <text:p text:style-name="P9"/>
      <text:p text:style-name="P9"/>
      <text:p text:style-name="P9"/>
      <text:p text:style-name="P9"/>
      <text:p text:style-name="P15"><text:soft-page-break/>d) </text:p>
      <text:p text:style-name="P9"/>
      <text:p text:style-name="P15">Sim, melhorou em relação ao <text:s/><text:span text:style-name="T14">Open/Closed Principle</text:span><text:span text:style-name="T21">, pois agora a classe Alarm pode ser estendida para ser utilizada com qualquer outro tipo de sensor que implemente a interface ISensor. Mas ela continua fechada para modificações, uma vez que seu comportamento interno permanece inalterado. Além disso, percebe-se que no código de Joaozinho, Alarm era responsável por intanciar um objeto da classe Sensor, ou seja, tinha <text:s/>a responsabilidade de um Creator. Agora, ele recebe esse sensor como parâmetro e, desse modo, ocorreu melhora em relação ao </text:span><text:span text:style-name="T14">Single Responsibility Principle</text:span><text:span text:style-name="T21">.</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1" text:outline-level="2"><text:span text:style-name="T1">QUESTÃO 4 – TDD EM CÓDIGO LEGADO</text:span></text:h>
      <text:p text:style-name="P10"/>
      <text:p text:style-name="P12"><text:span text:style-name="T1">Implementação! </text:span><text:span text:style-name="T22">Há comentários no código!</text:span></text:p>
      <text:p text:style-name="P12"><text:span text:style-name="T22"/></text:p>
      <text:p text:style-name="P18"><text:span text:style-name="T22">a</text:span><text:span text:style-name="T1">) Alteradas as responsabilidades:</text:span></text:p>
      <text:p text:style-name="P18"/>
      <text:p text:style-name="P18"><text:span text:style-name="T1">Calculadora → apenas calcula o valor total das despesas</text:span></text:p>
      <text:p text:style-name="P18"><text:span text:style-name="T1">Sistema Operacional → apenas escolhe impressora</text:span></text:p>
      <text:p text:style-name="P18"><text:span text:style-name="T1">Impressora → apenas imprime uma mensagem se essa não for vázia</text:span></text:p>
      <text:p text:style-name="P18"><text:span text:style-name="T1">Despesa → classe utilizada para guardar informações sobre uma dada despesa</text:span></text:p>
      <text:p text:style-name="P18"><text:span text:style-name="T1">RelatorioDespesas → apenas recebe um conjunto de despesas e utiliza as classes anteriores como <text:tab/><text:tab/><text:tab/>colaboradoras</text:span></text:p>
      <text:p text:style-name="P18"/>
      <text:p text:style-name="P18"><text:span text:style-name="T1">b) Fiz o unit test utilizando respostas enlatadas para as classes que circundam RelatorioDepesas. No final, eu testo se a mensagem que foi sem impressa na impressosora é a mesma que eu esperava.</text:span></text:p>
      <text:p text:style-name="P18"/>
      <text:p text:style-name="P18"><text:span text:style-name="T1">c) Fiz com que SistemaOperacional retornasse não um tipo de impressora, mas uma interface. Essa interface deve possuir apenas um método imprimir(). <text:s/>Assim, a classe RelatorioDespesas não enxerga essa alteração. Meu teste não mudou, pois como eu utilizo respostas enlatadas, eu escolho qual impressora é retornada pelo sistema operac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PT Mono" svg:font-family="'PT Mon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 Mono1" svg:font-family="'PT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3:33:18.780555590</meta:creation-date>
    <dc:date>2017-10-02T18:05:56.249364960</dc:date>
    <meta:editing-duration>PT2H48S</meta:editing-duration>
    <meta:editing-cycles>31</meta:editing-cycles>
    <meta:generator>LibreOffice/4.2.8.2$Linux_X86_64 LibreOffice_project/420m0$Build-2</meta:generator>
    <meta:document-statistic meta:table-count="0" meta:image-count="0" meta:object-count="0" meta:page-count="6" meta:paragraph-count="83" meta:word-count="1289" meta:character-count="8381" meta:non-whitespace-character-count="7068"/>
  </office:meta>
</office:document-meta>
</file>